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be33d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ucleo</text:p>
          </table:table-cell>
          <table:table-cell office:value-type="string" calcext:value-type="string">
            <text:p>Pin V-541</text:p>
          </table:table-cell>
          <table:table-cell office:value-type="string" calcext:value-type="string">
            <text:p>waga BCD</text:p>
          </table:table-cell>
          <table:table-cell office:value-type="string" calcext:value-type="string">
            <text:p>funkcj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C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4">
            <text:p>cyfra najmniej znacząc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C1</text:p>
          </table:table-cell>
          <table:table-cell table:number-columns-repeated="2" table:style-name="ce2" office:value-type="float" office:value="2" calcext:value-type="float">
            <text:p>2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PC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PC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covered-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PA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4">
            <text:p>cyfra mało znaczą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A3</text:p>
          </table:table-cell>
          <table:table-cell table:number-columns-repeated="2" office:value-type="float" office:value="8" calcext:value-type="float">
            <text:p>8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PC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4">
            <text:p>cyfra bardziej znacząc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C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PC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PC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covered-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PB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4">
            <text:p>cyfra jeszcze bardziej znaczą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B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PA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fra najbardziej znacząca</text:p>
          </table:table-cell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calcext:value-type="string">
            <text:p>znaczeni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 table:number-columns-spanned="1" table:number-rows-spanned="2">
            <text:p>polaryzacja D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covered-table-cell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B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omiar D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omiar AC</text:p>
          </table:table-cell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1" table:number-rows-spanned="3">
            <text:p>kodowanie zakresu mierni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B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covered-table-cell/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B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zekroczenie zakresu</text:p>
          </table:table-cell>
        </table:table-row>
        <table:table-row table:style-name="ro1">
          <table:table-cell table:number-columns-repeated="2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niec rejestracj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1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uruchomienie rejestracj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lokada uruchomienia rejestracj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21:33:28.757000000</meta:creation-date>
    <dc:date>2020-04-22T22:38:29.547000000</dc:date>
    <meta:editing-duration>PT13M9S</meta:editing-duration>
    <meta:editing-cycles>1</meta:editing-cycles>
    <meta:document-statistic meta:table-count="1" meta:cell-count="96" meta:object-count="0"/>
    <meta:generator>LibreOffice/6.4.2.2$Windows_X86_64 LibreOffice_project/4e471d8c02c9c90f512f7f9ead8875b57fcb1ec3</meta:generator>
  </office:meta>
</office:document-meta>
</file>